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Table_20_Contents">
      <style:text-properties style:font-name="Tahoma1" fo:font-size="10pt"/>
    </style:style>
    <style:style style:name="P3" style:family="paragraph" style:parent-style-name="Table_20_Contents">
      <style:text-properties style:font-name="Tahoma1" fo:font-size="10pt" fo:font-weight="bold" style:font-weight-asian="bold" style:font-weight-complex="bold"/>
    </style:style>
    <style:style style:name="P4" style:family="paragraph" style:parent-style-name="Table_20_Contents">
      <style:paragraph-properties fo:text-align="center" style:justify-single-word="false"/>
      <style:text-properties style:font-name="Tahoma1" fo:font-size="12pt" style:font-size-asian="12pt" style:font-size-complex="12pt"/>
    </style:style>
    <style:style style:name="P5"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6" style:family="paragraph" style:parent-style-name="Table_20_Contents">
      <style:text-properties fo:font-style="italic" style:font-style-asian="italic" style:font-style-complex="italic"/>
    </style:style>
    <style:style style:name="P7" style:family="paragraph" style:parent-style-name="Spec_20_-_20_Paragraphe_20_standard">
      <style:paragraph-properties fo:margin-left="0cm" fo:margin-right="0cm" fo:text-indent="0cm" style:auto-text-indent="false"/>
    </style:style>
    <style:style style:name="P8" style:family="paragraph" style:parent-style-name="Paragraphe">
      <style:paragraph-properties fo:margin-left="0cm" fo:margin-right="0cm" fo:text-indent="0cm" style:auto-text-indent="false"/>
      <style:text-properties officeooo:paragraph-rsid="00257c66"/>
    </style:style>
    <style:style style:name="P9"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0" style:family="paragraph" style:parent-style-name="Spec_20_-_20_Sous-titre_20_du_20_document">
      <style:text-properties fo:color="#000000"/>
    </style:style>
    <style:style style:name="P11" style:family="paragraph" style:parent-style-name="Text_20_body">
      <style:text-properties style:font-name-asian="MS Mincho" style:font-name-complex="Tahoma3"/>
    </style:style>
    <style:style style:name="P12" style:family="paragraph" style:parent-style-name="Text_20_body">
      <style:paragraph-properties fo:break-before="page"/>
      <style:text-properties officeooo:paragraph-rsid="00226a5b"/>
    </style:style>
    <style:style style:name="P13" style:family="paragraph" style:parent-style-name="Spec_20_-_20_Table_20_des_20_matières_20_-_20_Titre">
      <style:paragraph-properties fo:break-before="page"/>
    </style:style>
    <style:style style:name="P14"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5"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6"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7" style:family="paragraph" style:parent-style-name="Text_20_body" style:list-style-name="L2">
      <style:text-properties officeooo:rsid="00277c1c" officeooo:paragraph-rsid="00277c1c"/>
    </style:style>
    <style:style style:name="P18" style:family="paragraph" style:parent-style-name="Text_20_body" style:list-style-name="L9">
      <style:text-properties officeooo:rsid="00277c1c" officeooo:paragraph-rsid="002aee0c"/>
    </style:style>
    <style:style style:name="P19" style:family="paragraph" style:parent-style-name="Text_20_body" style:list-style-name="L3">
      <style:text-properties officeooo:rsid="00257c66" officeooo:paragraph-rsid="00257c66"/>
    </style:style>
    <style:style style:name="P20" style:family="paragraph" style:parent-style-name="Text_20_body" style:list-style-name="L3">
      <style:text-properties officeooo:rsid="00257c66" officeooo:paragraph-rsid="00261474"/>
    </style:style>
    <style:style style:name="P21" style:family="paragraph" style:parent-style-name="Text_20_body" style:list-style-name="L7">
      <style:text-properties officeooo:rsid="00257c66" officeooo:paragraph-rsid="00257c66"/>
    </style:style>
    <style:style style:name="P22" style:family="paragraph" style:parent-style-name="Text_20_body" style:list-style-name="L3">
      <style:text-properties officeooo:rsid="00261474" officeooo:paragraph-rsid="00261474"/>
    </style:style>
    <style:style style:name="P23" style:family="paragraph" style:parent-style-name="Text_20_body" style:list-style-name="L4">
      <style:text-properties officeooo:rsid="002cba27" officeooo:paragraph-rsid="002cba27"/>
    </style:style>
    <style:style style:name="P24" style:family="paragraph" style:parent-style-name="Text_20_body" style:list-style-name="L5">
      <style:text-properties officeooo:rsid="002e1a4d" officeooo:paragraph-rsid="002e1a4d"/>
    </style:style>
    <style:style style:name="P25" style:family="paragraph" style:parent-style-name="Text_20_body" style:list-style-name="L5">
      <style:text-properties officeooo:rsid="0032d596" officeooo:paragraph-rsid="0032d596"/>
    </style:style>
    <style:style style:name="P26" style:family="paragraph" style:parent-style-name="Text_20_body" style:list-style-name="L8">
      <style:text-properties officeooo:rsid="0029c673" officeooo:paragraph-rsid="0029c673"/>
    </style:style>
    <style:style style:name="P27" style:family="paragraph" style:parent-style-name="Text_20_body" style:list-style-name="L1">
      <style:paragraph-properties fo:margin-top="0cm" fo:margin-bottom="0cm"/>
    </style:style>
    <style:style style:name="P28" style:family="paragraph" style:parent-style-name="Heading_20_1">
      <style:text-properties officeooo:paragraph-rsid="00210b42" style:font-name-asian="MS Mincho" style:font-name-complex="Tahoma3"/>
    </style:style>
    <style:style style:name="P29" style:family="paragraph" style:parent-style-name="Heading_20_1">
      <style:paragraph-properties fo:break-before="page"/>
    </style:style>
    <style:style style:name="P30" style:family="paragraph" style:parent-style-name="Spec_20_-_20_Informations_20_2_20_de_20_première_20_page">
      <style:text-properties officeooo:rsid="0031b73d" officeooo:paragraph-rsid="0031b73d"/>
    </style:style>
    <style:style style:name="P31" style:family="paragraph" style:parent-style-name="Heading_20_3">
      <style:text-properties fo:font-size="14pt" style:font-size-asian="14pt" style:font-size-complex="14pt"/>
    </style:style>
    <style:style style:name="P32" style:family="paragraph" style:parent-style-name="Heading_20_3">
      <style:text-properties officeooo:paragraph-rsid="0022b1a3"/>
    </style:style>
    <style:style style:name="P33" style:family="paragraph" style:parent-style-name="Heading_20_3">
      <style:text-properties officeooo:rsid="0022b1a3" officeooo:paragraph-rsid="0022b1a3"/>
    </style:style>
    <style:style style:name="P34" style:family="paragraph" style:parent-style-name="Heading_20_3">
      <style:text-properties officeooo:rsid="0024c749" officeooo:paragraph-rsid="0024c749"/>
    </style:style>
    <style:style style:name="P35" style:family="paragraph" style:parent-style-name="Heading_20_2">
      <style:text-properties fo:font-size="16pt" style:font-size-asian="16pt" style:font-size-complex="16pt"/>
    </style:style>
    <style:style style:name="P36" style:family="paragraph" style:parent-style-name="Heading_20_2">
      <style:text-properties officeooo:rsid="00226a5b" officeooo:paragraph-rsid="00226a5b"/>
    </style:style>
    <style:style style:name="P37" style:family="paragraph" style:parent-style-name="Paragraphe" style:list-style-name="L6">
      <style:text-properties officeooo:paragraph-rsid="00257c66"/>
    </style:style>
    <style:style style:name="P38" style:family="paragraph" style:parent-style-name="Paragraphe" style:list-style-name="L9">
      <style:text-properties officeooo:rsid="00301cac" officeooo:paragraph-rsid="002cba27"/>
    </style:style>
    <style:style style:name="P39" style:family="paragraph" style:parent-style-name="Paragraphe" style:list-style-name="L10">
      <style:text-properties officeooo:paragraph-rsid="0024c749"/>
    </style:style>
    <style:style style:name="P40" style:family="paragraph" style:parent-style-name="Paragraphe" style:list-style-name="L11">
      <style:text-properties officeooo:paragraph-rsid="00257c66"/>
    </style:style>
    <style:style style:name="P41" style:family="paragraph" style:parent-style-name="Paragraphe" style:list-style-name="L11">
      <style:text-properties officeooo:rsid="00318cb5" officeooo:paragraph-rsid="00318cb5"/>
    </style:style>
    <style:style style:name="P42" style:family="paragraph" style:parent-style-name="Paragraphe" style:list-style-name="L12">
      <style:text-properties officeooo:paragraph-rsid="00257c66"/>
    </style:style>
    <style:style style:name="P43" style:family="paragraph">
      <style:text-properties style:font-name="Arial2" fo:font-size="10pt" fo:font-weight="bold" style:font-size-asian="10pt" style:font-weight-asian="bold" style:font-size-complex="10pt" style:font-weight-complex="bold"/>
    </style:style>
    <style:style style:name="T1" style:family="text">
      <style:text-properties officeooo:rsid="00210b42"/>
    </style:style>
    <style:style style:name="T2" style:family="text">
      <style:text-properties officeooo:rsid="0021815e"/>
    </style:style>
    <style:style style:name="T3" style:family="text">
      <style:text-properties officeooo:rsid="00226a5b"/>
    </style:style>
    <style:style style:name="T4" style:family="text">
      <style:text-properties officeooo:rsid="0022b1a3"/>
    </style:style>
    <style:style style:name="T5" style:family="text">
      <style:text-properties officeooo:rsid="002417d7"/>
    </style:style>
    <style:style style:name="T6" style:family="text">
      <style:text-properties officeooo:rsid="0024c749"/>
    </style:style>
    <style:style style:name="T7" style:family="text">
      <style:text-properties officeooo:rsid="002aee0c"/>
    </style:style>
    <style:style style:name="T8" style:family="text">
      <style:text-properties officeooo:rsid="002ffbd2"/>
    </style:style>
    <style:style style:name="T9" style:family="text">
      <style:text-properties officeooo:rsid="00301cac"/>
    </style:style>
    <style:style style:name="T10" style:family="text">
      <style:text-properties officeooo:rsid="0031b73d"/>
    </style:style>
    <style:style style:name="T11" style:family="text">
      <style:text-properties officeooo:rsid="003329cb"/>
    </style:style>
    <style:style style:name="T12" style:family="text">
      <style:text-properties fo:color="#000080" style:font-name="Arial2" fo:font-size="10pt" fo:font-weight="bold" style:font-size-asian="10pt" style:font-weight-asian="bold" style:font-size-complex="10pt" style:font-weight-complex="bold"/>
    </style:style>
    <style:style style:name="T13" style:family="text">
      <style:text-properties style:font-name="Arial2" fo:font-size="10pt" fo:font-weight="normal" style:font-size-asian="10pt" style:font-weight-asian="normal" style:font-size-complex="10pt" style:font-weight-complex="normal"/>
    </style:style>
    <style:style style:name="T14"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15" style:family="text">
      <style:text-properties style:font-name="Arial2" fo:font-size="10pt" fo:font-weight="bold" style:font-size-asian="10pt" style:font-weight-asian="bold" style:font-size-complex="10pt" style:font-weight-complex="bold"/>
    </style:style>
    <style:style style:name="T16" style:family="text">
      <style:text-properties fo:color="#800000" style:font-name="Arial2" fo:font-size="10pt" fo:font-weight="bold" style:font-size-asian="10pt" style:font-weight-asian="bold" style:font-size-complex="10pt" style:font-weight-complex="bold"/>
    </style:style>
    <style:style style:name="T17" style:family="text">
      <style:text-properties fo:color="#008000" style:font-name="Arial2" fo:font-size="10pt" fo:font-weight="bold" style:font-size-asian="10pt" style:font-weight-asian="bold" style:font-size-complex="10pt"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9"><text:title>Titre du Document</text:title></text:p>
      <text:p text:style-name="P10"><text:subject>Sous-titre ou Description du document</text:subject></text:p>
      <text:p text:style-name="Spec_20_-_20_Sous-titre_20_du_20_document"/>
      <text:p text:style-name="P7"/>
      <text:p text:style-name="P7"/>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Henrique Nogueira</text:initial-creator></text:p>
      <text:p text:style-name="P30">Jérôme De Potter</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4">Référence</text:p>
          </table:table-cell>
          <table:table-cell table:style-name="Tableau2.A1" office:value-type="string">
            <text:p text:style-name="P5">NOM DOC REF</text:p>
          </table:table-cell>
          <table:table-cell table:style-name="Tableau2.A1" office:value-type="string">
            <text:p text:style-name="P4">Version</text:p>
          </table:table-cell>
          <table:table-cell table:style-name="Tableau2.D1" office:value-type="float" office:value="36526">
            <text:p text:style-name="P4">1.0</text:p>
          </table:table-cell>
        </table:table-row>
        <table:table-row>
          <table:table-cell table:style-name="Tableau2.A2" office:value-type="string">
            <text:p text:style-name="P4">Avancement</text:p>
          </table:table-cell>
          <table:table-cell table:style-name="Tableau2.A2" office:value-type="string">
            <text:p text:style-name="P5">Terminé/En cours</text:p>
          </table:table-cell>
          <table:table-cell table:style-name="Tableau2.C2" table:number-rows-spanned="2" table:number-columns-spanned="2" office:value-type="string">
            <text:p text:style-name="P5">VALIDÉ/NON VALIDÉ</text:p>
          </table:table-cell>
          <table:covered-table-cell/>
        </table:table-row>
        <table:table-row>
          <table:table-cell table:style-name="Tableau2.A2" office:value-type="string">
            <text:p text:style-name="P4">Dernière mise à jour</text:p>
          </table:table-cell>
          <table:table-cell table:style-name="Tableau2.B3" office:value-type="date" office:date-value="2011-01-05">
            <text:p text:style-name="P5">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6">01/05/11</text:p>
          </table:table-cell>
          <table:table-cell table:style-name="Tableau3.A2" office:value-type="string">
            <text:p text:style-name="Table_20_Contents">Responsable</text:p>
          </table:table-cell>
          <table:table-cell table:style-name="Tableau3.D2" office:value-type="string">
            <text:p text:style-name="P6">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13">Table des matières</text:p>
          </text:index-title>
          <text:p text:style-name="P14">1 <text:s text:c="2"/>Historique du document<text:tab/><text:a xlink:type="simple" xlink:href="#__RefHeading__488_297275160" text:style-name="Internet_20_link" text:visited-style-name="Internet_20_link">3</text:a></text:p>
          <text:p text:style-name="P14">2 <text:s text:c="2"/>Introduction<text:tab/><text:a xlink:type="simple" xlink:href="#__RefHeading__494_297275160" text:style-name="Internet_20_link" text:visited-style-name="Internet_20_link">4</text:a></text:p>
          <text:p text:style-name="P15">2.1 <text:s/>Présentation du projet<text:tab/><text:a xlink:type="simple" xlink:href="#__RefHeading__498_297275160" text:style-name="Internet_20_link" text:visited-style-name="Internet_20_link">4</text:a></text:p>
          <text:p text:style-name="P16">2.1.1 <text:s/>Contexte<text:tab/><text:a xlink:type="simple" xlink:href="#__RefHeading__500_297275160" text:style-name="Internet_20_link" text:visited-style-name="Internet_20_link">4</text:a></text:p>
          <text:p text:style-name="P16">2.1.2 <text:s/>Objectifs <text:tab/><text:a xlink:type="simple" xlink:href="#__RefHeading__390_1336058694" text:style-name="Internet_20_link" text:visited-style-name="Internet_20_link">4</text:a></text:p>
          <text:p text:style-name="P15">2.2 <text:s/>Présentation du document <text:tab/><text:a xlink:type="simple" xlink:href="#__RefHeading__392_1336058694" text:style-name="Internet_20_link" text:visited-style-name="Internet_20_link">4</text:a></text:p>
          <text:p text:style-name="P15">2.3 <text:s/>Document applicables/Documents de référence <text:tab/><text:a xlink:type="simple" xlink:href="#__RefHeading__394_1336058694" text:style-name="Internet_20_link" text:visited-style-name="Internet_20_link">4</text:a></text:p>
          <text:p text:style-name="P16">2.3.1 <text:s/>Documents applicables <text:tab/><text:a xlink:type="simple" xlink:href="#__RefHeading__396_1336058694" text:style-name="Internet_20_link" text:visited-style-name="Internet_20_link">4</text:a></text:p>
          <text:p text:style-name="P16">2.3.2 <text:s/>Documents de référence <text:tab/><text:a xlink:type="simple" xlink:href="#__RefHeading__398_1336058694" text:style-name="Internet_20_link" text:visited-style-name="Internet_20_link">4</text:a></text:p>
          <text:p text:style-name="P15">2.4 <text:s/>Terminologie et Abréviations <text:tab/><text:a xlink:type="simple" xlink:href="#__RefHeading__400_1336058694" text:style-name="Internet_20_link" text:visited-style-name="Internet_20_link">4</text:a></text:p>
          <text:p text:style-name="P14">3 <text:s text:c="2"/>Thèmes de progrès<text:tab/><text:a xlink:type="simple" xlink:href="#__RefHeading__402_1336058694" text:style-name="Internet_20_link" text:visited-style-name="Internet_20_link">5</text:a></text:p>
          <text:p text:style-name="P15">3.1 <text:s/>Au niveau Organisationnel<text:tab/><text:a xlink:type="simple" xlink:href="#__RefHeading__1221_259624927" text:style-name="Internet_20_link" text:visited-style-name="Internet_20_link">5</text:a></text:p>
          <text:p text:style-name="P16">3.1.1 <text:s/>Dans le domaine d'Achat<text:tab/><text:a xlink:type="simple" xlink:href="#__RefHeading__1223_259624927" text:style-name="Internet_20_link" text:visited-style-name="Internet_20_link">5</text:a></text:p>
          <text:p text:style-name="P16">3.1.2 <text:s/>Dans le domaine de la Maintenance<text:tab/><text:a xlink:type="simple" xlink:href="#__RefHeading__1225_259624927" text:style-name="Internet_20_link" text:visited-style-name="Internet_20_link">5</text:a></text:p>
          <text:p text:style-name="P16">3.1.3 <text:s/>Dans le domaine de la Gestion Parc<text:tab/><text:a xlink:type="simple" xlink:href="#__RefHeading__1227_259624927" text:style-name="Internet_20_link" text:visited-style-name="Internet_20_link">5</text:a></text:p>
          <text:p text:style-name="P15">3.2 <text:s/>Au niveau Processus<text:tab/><text:a xlink:type="simple" xlink:href="#__RefHeading__1229_259624927" text:style-name="Internet_20_link" text:visited-style-name="Internet_20_link">5</text:a></text:p>
          <text:p text:style-name="P16">3.2.1 <text:s/>Facturation<text:tab/><text:a xlink:type="simple" xlink:href="#__RefHeading__1231_259624927" text:style-name="Internet_20_link" text:visited-style-name="Internet_20_link">5</text:a></text:p>
          <text:p text:style-name="P16">3.2.2 <text:s/>Plannification<text:tab/><text:a xlink:type="simple" xlink:href="#__RefHeading__1233_259624927" text:style-name="Internet_20_link" text:visited-style-name="Internet_20_link">5</text:a></text:p>
          <text:p text:style-name="P16">3.2.3 <text:s/>Maintenance<text:tab/><text:a xlink:type="simple" xlink:href="#__RefHeading__1235_259624927" text:style-name="Internet_20_link" text:visited-style-name="Internet_20_link">5</text:a></text:p>
          <text:p text:style-name="P16">3.2.4 <text:s/>Gestion matériel<text:tab/><text:a xlink:type="simple" xlink:href="#__RefHeading__1237_259624927" text:style-name="Internet_20_link" text:visited-style-name="Internet_20_link">5</text:a></text:p>
          <text:p text:style-name="P16">3.2.5 <text:s/>Approvisionnement<text:tab/><text:a xlink:type="simple" xlink:href="#__RefHeading__1239_259624927" text:style-name="Internet_20_link" text:visited-style-name="Internet_20_link">5</text:a></text:p>
          <text:p text:style-name="P15">3.3 <text:s/>Au niveau Technologique<text:tab/><text:a xlink:type="simple" xlink:href="#__RefHeading__1241_259624927" text:style-name="Internet_20_link" text:visited-style-name="Internet_20_link">5</text:a></text:p>
        </text:index-body>
      </text:table-of-content>
      <text:p text:style-name="Standard"/>
      <text:p text:style-name="Standard"/>
      <text:p text:style-name="Standard"/>
      <text:h text:style-name="P29"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Date</text:p>
          </table:table-cell>
          <table:table-cell table:style-name="Tableau1.A1" office:value-type="string">
            <text:p text:style-name="P3">Auteur</text:p>
          </table:table-cell>
          <table:table-cell table:style-name="Tableau1.A1" office:value-type="string">
            <text:p text:style-name="P3">Version</text:p>
          </table:table-cell>
          <table:table-cell table:style-name="Tableau1.D1" office:value-type="string">
            <text:p text:style-name="P3">Sujet de la modification</text:p>
          </table:table-cell>
        </table:table-row>
        <table:table-row>
          <table:table-cell table:style-name="Tableau1.A2" office:value-type="date" office:date-value="1899-12-30">
            <text:p text:style-name="P2">12/30/1899</text:p>
          </table:table-cell>
          <table:table-cell table:style-name="Tableau1.B2" office:value-type="string">
            <text:p text:style-name="P2">Nom Prénom</text:p>
          </table:table-cell>
          <table:table-cell table:style-name="Tableau1.C2" office:value-type="float" office:value="36526">
            <text:p text:style-name="P2">1.0</text:p>
          </table:table-cell>
          <table:table-cell table:style-name="Tableau1.D2" office:value-type="string">
            <text:p text:style-name="P2">Création</text:p>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
      <text:p text:style-name="Spec_20_-_20_Paragraphe_20_standard"/>
      <text:h text:style-name="P29"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35" text:outline-level="2"><text:bookmark text:name="__RefHeading__394_1336058694"/>Document applicables/Documents de référence <text:bookmark-end text:name="__RefHeading__394_1336058694"/></text:h>
      <text:h text:style-name="P31"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31"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1763575195" text:style-name="L1">
        <text:list-item>
          <text:p text:style-name="P27">Plan-type «dossier de gestion de la documentation»</text:p>
        </text:list-item>
        <text:list-item>
          <text:p text:style-name="P27">etc.</text:p>
        </text:list-item>
      </text:list>
      <text:h text:style-name="P35" text:outline-level="2"><text:bookmark text:name="__RefHeading__400_1336058694"/>Terminologie et Abréviations <text:bookmark-end text:name="__RefHeading__400_1336058694"/></text:h>
      <text:p text:style-name="P11"><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1"/>
      <text:h text:style-name="P28" text:outline-level="1"><text:bookmark text:name="__RefHeading__402_1336058694"/><text:soft-page-break/><text:span text:style-name="T1">Th</text:span><text:span text:style-name="T2">èm</text:span><text:span text:style-name="T1">es de progrès</text:span><text:bookmark-end text:name="__RefHeading__402_1336058694"/></text:h>
      <text:h text:style-name="P36" text:outline-level="2"><text:bookmark text:name="__RefHeading__1221_259624927"/>Au niveau Organisationnel<text:bookmark-end text:name="__RefHeading__1221_259624927"/></text:h>
      <text:h text:style-name="P33" text:outline-level="3"><text:bookmark text:name="__RefHeading__1223_259624927"/>Dans le domaine d'Achat<text:bookmark-end text:name="__RefHeading__1223_259624927"/></text:h>
      <text:list xml:id="list1157415469" text:style-name="L2">
        <text:list-item>
          <text:p text:style-name="P17">Supprimer la partie qui s'occupe de l'achat des pièces de rechange.</text:p>
        </text:list-item>
      </text:list>
      <text:h text:style-name="P33" text:outline-level="3"><text:bookmark text:name="__RefHeading__1225_259624927"/>Dans le domaine de la Maintenance<text:bookmark-end text:name="__RefHeading__1225_259624927"/></text:h>
      <text:list xml:id="list494167354" text:style-name="L3">
        <text:list-item>
          <text:p text:style-name="P19">Supprimer le service maintenance et l'externaliser vers des entreprises spécialisées.</text:p>
        </text:list-item>
        <text:list-item>
          <text:p text:style-name="P20">Maintenir un technicien par chantier pour décider de la demande d'envoi en maintenance.</text:p>
        </text:list-item>
        <text:list-item>
          <text:p text:style-name="P22">Supprimer le service qui s'occupe des pièces de rechange.</text:p>
        </text:list-item>
      </text:list>
      <text:h text:style-name="P32" text:outline-level="3"><text:bookmark text:name="__RefHeading__1227_259624927"/><text:span text:style-name="T4">Dans le domaine de la Gestion </text:span><text:span text:style-name="T5">du </text:span><text:span text:style-name="T4">Parc</text:span><text:bookmark-end text:name="__RefHeading__1227_259624927"/></text:h>
      <text:list xml:id="list1951149781" text:style-name="L4">
        <text:list-item>
          <text:p text:style-name="P23">Contrôler régulièrement l'état du matériel afin d'affecter en priorité le matériel qui n'a pas été utilisé depuis longtemps pour éviter des problèmes liés à la sous-utilisation et la sur-utilisation du matériel.</text:p>
        </text:list-item>
      </text:list>
      <text:h text:style-name="P36" text:outline-level="2"><text:bookmark text:name="__RefHeading__1229_259624927"/>Au niveau Processus<text:bookmark-end text:name="__RefHeading__1229_259624927"/></text:h>
      <text:h text:style-name="P33" text:outline-level="3"><text:bookmark text:name="__RefHeading__1231_259624927"/>Facturation<text:bookmark-end text:name="__RefHeading__1231_259624927"/></text:h>
      <text:list xml:id="list990389901" text:style-name="L5">
        <text:list-item>
          <text:p text:style-name="P24">Informatiser et automatiser la facturation du matériel aux chantiers.</text:p>
        </text:list-item>
        <text:list-item>
          <text:p text:style-name="P25">Consultation en temps réel par les chantiers de leurs dépenses. </text:p>
        </text:list-item>
      </text:list>
      <text:h text:style-name="P33" text:outline-level="3"><text:bookmark text:name="__RefHeading__1233_259624927"/>Planification<text:bookmark-end text:name="__RefHeading__1233_259624927"/></text:h>
      <text:list xml:id="list1357943808" text:style-name="L6">
        <text:list-item>
          <text:p text:style-name="P37">Améliorer la planification d'a<text:span text:style-name="T8">ffectation</text:span> du matériel <text:span text:style-name="T9">aux</text:span> chantiers.</text:p>
        </text:list-item>
      </text:list>
      <text:h text:style-name="P33" text:outline-level="3"><text:bookmark text:name="__RefHeading__1235_259624927"/>Maintenance<text:bookmark-end text:name="__RefHeading__1235_259624927"/></text:h>
      <text:list xml:id="list1579340058" text:style-name="L7">
        <text:list-item>
          <text:p text:style-name="P21">Mettre en place un processus qui gère la demande, l'envoi et la réception du matériel envoyé en maintenance.</text:p>
        </text:list-item>
      </text:list>
      <text:h text:style-name="P33" text:outline-level="3"><text:bookmark text:name="__RefHeading__1237_259624927"/>Gestion matériel<text:bookmark-end text:name="__RefHeading__1237_259624927"/></text:h>
      <text:list xml:id="list2168841223" text:style-name="L8">
        <text:list-item>
          <text:p text:style-name="P26">Permettre la transmission de matériel d'un chantier à un autre sans passer par le siège afin de réduire les coûts de transport et les délais de récuperation du matériel. </text:p>
        </text:list-item>
      </text:list>
      <text:h text:style-name="P32" text:outline-level="3"><text:bookmark text:name="__RefHeading__1239_259624927"/><text:span text:style-name="T4">A</text:span><text:span text:style-name="T7">chats</text:span><text:bookmark-end text:name="__RefHeading__1239_259624927"/></text:h>
      <text:list xml:id="list853801922" text:style-name="L9">
        <text:list-item>
          <text:p text:style-name="P18">Mieux gérer les achat en fonction de la demande réelle des chantiers afin d'éviter une sous-utilisation de matériel.</text:p>
        </text:list-item>
        <text:list-item>
          <text:p text:style-name="P38">Maintenir une bonne relation avec les fournisseurs pour obtenir des tarifs <text:span text:style-name="T11">préférentiel</text:span> pour l'achat du matériel.</text:p>
        </text:list-item>
      </text:list>
      <text:h text:style-name="P36" text:outline-level="2"><text:bookmark text:name="__RefHeading__1241_259624927"/><text:soft-page-break/>Au niveau Technologique<text:bookmark-end text:name="__RefHeading__1241_259624927"/></text:h>
      <text:h text:style-name="P34" text:outline-level="3">Sur les chantiers</text:h>
      <text:list xml:id="list450459227" text:style-name="L10">
        <text:list-item>
          <text:p text:style-name="P39"><text:span text:style-name="T3">Renouveler </text:span><text:span text:style-name="T9">le matériel le plus ancien</text:span><text:span text:style-name="T3"> </text:span><text:span text:style-name="T9">afin d'éviter l'utilisation de matériel</text:span><text:span text:style-name="T11">s</text:span><text:span text:style-name="T9"> d</text:span><text:span text:style-name="T11">é</text:span><text:span text:style-name="T9">fectueux, obsol</text:span><text:span text:style-name="T11">è</text:span><text:span text:style-name="T9">tes ou qui ne sont plus aux normes.</text:span></text:p>
        </text:list-item>
        <text:list-item>
          <text:p text:style-name="P39"><text:span text:style-name="T3">Mise en place d</text:span><text:span text:style-name="T9">'une seule application permettant de superviser l'activité des chantiers, l'affectation du matériel, la facturation et la communication.</text:span></text:p>
        </text:list-item>
        <text:list-item>
          <text:p text:style-name="P39"><text:span text:style-name="T9">Équiper</text:span><text:span text:style-name="T3"> chaque chantier </text:span><text:span text:style-name="T9">de matériel informatique afin de communiquer avec le siège et les autres chantiers</text:span><text:span text:style-name="T3">.</text:span></text:p>
        </text:list-item>
      </text:list>
      <text:h text:style-name="P34" text:outline-level="3">Au siège</text:h>
      <text:list xml:id="list171632814" text:style-name="L11">
        <text:list-item>
          <text:p text:style-name="P40"><text:span text:style-name="T9">Acheter</text:span><text:span text:style-name="T3"> des serveurs </text:span><text:span text:style-name="T6">pour </text:span><text:span text:style-name="T9">héberger l'application de gestion de la Direction du Matériel</text:span><text:span text:style-name="T6">.</text:span></text:p>
        </text:list-item>
        <text:list-item>
          <text:p text:style-name="P41">Mettre en place une redondance des informations afin d'éviter leur perte.</text:p>
        </text:list-item>
      </text:list>
      <text:list xml:id="list1426715023" text:style-name="L12">
        <text:list-item>
          <text:p text:style-name="P42"><text:span text:style-name="T3">Mettre en place un système de </text:span><text:span text:style-name="T10">enregistrement</text:span><text:span text:style-name="T3"> automatique des </text:span><text:span text:style-name="T10">fichiers</text:span><text:span text:style-name="T3">.</text:span></text:p>
        </text:list-item>
      </text:list>
      <text:p text:style-name="P8"/>
      <text:p text:style-name="P12"><draw:frame text:anchor-type="paragraph" draw:z-index="1" draw:style-name="gr2" draw:text-style-name="P43" svg:width="17.001cm" svg:height="1.195cm" svg:x="0.501cm" svg:y="0.63cm"><draw:text-box><text:p><text:span text:style-name="T15">Note :</text:span></text:p><text:p><text:span text:style-name="T13">Ceci est une note !</text:span></text:p></draw:text-box></draw:frame></text:p>
      <text:p text:style-name="Spec_20_-_20_Texte_20_sans_20_mise_20_en_20_forme"><draw:frame text:anchor-type="paragraph" draw:z-index="3" draw:style-name="gr4" draw:text-style-name="P43" svg:width="17.001cm" svg:height="1.294cm" svg:x="0.501cm" svg:y="5.061cm"><draw:text-box><text:p><text:span text:style-name="T15">ATTENTION !</text:span></text:p><text:p><text:span text:style-name="T13">Ceci est une note importante !</text:span></text:p></draw:text-box></draw:frame><draw:frame text:anchor-type="paragraph" draw:z-index="2" draw:style-name="gr3" draw:text-style-name="P43" svg:width="17.001cm" svg:height="1.294cm" svg:x="0.501cm" svg:y="2.63cm"><draw:text-box><text:p><text:span text:style-name="T15">IMPORTANT !</text:span></text:p><text:p><text:span text:style-name="T13">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43" svg:width="17.001cm" svg:height="2.435cm" svg:x="0.501cm" svg:y="2.163cm"><draw:text-box><text:p><text:span text:style-name="T12">Note aux développeurs :</text:span></text:p><text:p><text:span text:style-name="T13">Ceci est une note pour les développeurs !</text:span></text:p><text:p><text:span text:style-name="T14">Exemples</text:span><text:span text:style-name="T13"> : </text:span></text:p><text:p><text:span text:style-name="T13">- Prévoir en flexibilité : la liste pourra changer au cours du temps et être 10 fois plus longue.</text:span></text:p><text:p><text:span text:style-name="T13">- Le système AX est incompatible avec le produit AY : Utilisez la méthode BY.</text:span></text:p></draw:text-box></draw:frame><draw:frame text:anchor-type="paragraph" draw:z-index="4" draw:style-name="gr5" draw:text-style-name="P43" svg:width="17.001cm" svg:height="2.832cm" svg:x="0.501cm" svg:y="5.128cm"><draw:text-box><text:p><text:span text:style-name="T16">Note aux fonctionnels :</text:span></text:p><text:p><text:span text:style-name="T13">Ceci est une note pour les fonctionnels.</text:span></text:p><text:p><text:span text:style-name="T14">Exemple</text:span><text:span text:style-name="T13"> : </text:span></text:p><text:p><text:span text:style-name="T13">- Cette décision a été prise afin de rester en accord avec la procédure A090.</text:span></text:p><text:p><text:span text:style-name="T13">- Cette étape de validation est particulièrement importante dans le processus de gestion du magasin. Vérifiez à deux fois plutôt que d' « auto-valider ».</text:span></text:p></draw:text-box></draw:frame><draw:frame text:anchor-type="paragraph" draw:z-index="5" draw:style-name="gr6" draw:text-style-name="P43" svg:width="17.001cm" svg:height="2.832cm" svg:x="0.501cm" svg:y="9.781cm"><draw:text-box><text:p><text:span text:style-name="T17">Note aux testeurs :</text:span></text:p><text:p><text:span text:style-name="T13">Ceci est une note pour les testeurs.</text:span></text:p><text:p><text:span text:style-name="T14">Exemple</text:span><text:span text:style-name="T13"> : </text:span></text:p><text:p><text:span text:style-name="T13">- Pensez à vérifier le comportement de chaque champ obligatoire lorsqu'il est vide.</text:span></text:p><text:p><text:span text:style-name="T13">-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Paragraphe" style:family="paragraph" style:parent-style-name="Text_20_body" style:master-page-name="">
      <style:paragraph-properties fo:margin-left="1cm" fo:margin-right="0cm" fo:text-align="justify" style:justify-single-word="false" fo:keep-together="always" fo:text-indent="0cm" style:auto-text-indent="false" style:page-number="auto" fo:background-color="transparent" style:shadow="none" fo:keep-with-next="auto">
        <style:tab-stops/>
        <style:background-image/>
      </style:paragraph-properties>
      <style:text-properties style:font-name="Calibri1"/>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4</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9T15:10:46</meta:creation-date>
    <meta:editing-duration>PT01H49M55S</meta:editing-duration>
    <meta:editing-cycles>22</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Henrique Nogueira</meta:initial-creator>
    <dc:date>2011-01-31T19:15:57</dc:date>
    <dc:creator>Billy </dc:creator>
    <meta:document-statistic meta:table-count="3" meta:image-count="0" meta:object-count="0" meta:page-count="7" meta:paragraph-count="105" meta:word-count="742" meta:character-count="4798"/>
    <meta:user-defined meta:name="Info 2"/>
    <meta:user-defined meta:name="Info 3"/>
    <meta:user-defined meta:name="Info 4"/>
    <meta:user-defined meta:name="License">&lt;a href="http://templates.services.openoffice.org/bsd-license"&gt;BSD&lt;/a&gt; </meta:user-defined>
  </office:meta>
</office:document-meta>
</file>